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34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0"/>
    <style:style style:name="ce3" style:family="table-cell" style:parent-style-name="Default" style:data-style-name="N1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5" table:number-columns-repeated="10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Full result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7NodeBric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office:value-type="float" office:value="-8.29221864088463" calcext:value-type="float">
            <text:p>-8.2922186409</text:p>
          </table:table-cell>
          <table:table-cell office:value-type="float" office:value="-0.959037179663496" calcext:value-type="float">
            <text:p>-0.9590371797</text:p>
          </table:table-cell>
          <table:table-cell office:value-type="float" office:value="-0.982753379970116" calcext:value-type="float">
            <text:p>-0.98275338</text:p>
          </table:table-cell>
          <table:table-cell office:value-type="float" office:value="-0.346538828861595" calcext:value-type="float">
            <text:p>-0.3465388289</text:p>
          </table:table-cell>
          <table:table-cell office:value-type="float" office:value="-0.278679953924125" calcext:value-type="float">
            <text:p>-0.2786799539</text:p>
          </table:table-cell>
          <table:table-cell office:value-type="float" office:value="-0.183159391824387" calcext:value-type="float">
            <text:p>-0.1831593918</text:p>
          </table:table-cell>
          <table:table-cell office:value-type="float" office:value="-0.144694491226638" calcext:value-type="float">
            <text:p>-0.1446944912</text:p>
          </table:table-cell>
          <table:table-cell office:value-type="float" office:value="-0.112582054556039" calcext:value-type="float">
            <text:p>-0.1125820546</text:p>
          </table:table-cell>
          <table:table-cell office:value-type="float" office:value="-0.091103662956401" calcext:value-type="float">
            <text:p>-0.091103663</text:p>
          </table:table-cell>
          <table:table-cell office:value-type="float" office:value="-0.0741649366818774" calcext:value-type="float">
            <text:p>-0.0741649367</text:p>
          </table:table-cell>
          <table:table-cell office:value-type="float" office:value="-0.0611026024611087" calcext:value-type="float">
            <text:p>-0.0611026025</text:p>
          </table:table-cell>
          <table:table-cell office:value-type="float" office:value="-0.0505684592295295" calcext:value-type="float">
            <text:p>-0.0505684592</text:p>
          </table:table-cell>
          <table:table-cell office:value-type="float" office:value="-0.0419953279513302" calcext:value-type="float">
            <text:p>-0.041995328</text:p>
          </table:table-cell>
          <table:table-cell office:value-type="float" office:value="-0.0348565132020586" calcext:value-type="float">
            <text:p>-0.0348565132</text:p>
          </table:table-cell>
          <table:table-cell office:value-type="float" office:value="-0.028807261672021" calcext:value-type="float">
            <text:p>-0.0288072617</text:p>
          </table:table-cell>
          <table:table-cell office:value-type="float" office:value="-0.0235535681423903" calcext:value-type="float">
            <text:p>-0.0235535681</text:p>
          </table:table-cell>
          <table:table-cell office:value-type="float" office:value="-0.0188602420298019" calcext:value-type="float">
            <text:p>-0.018860242</text:p>
          </table:table-cell>
          <table:table-cell office:value-type="float" office:value="-0.0145144913374855" calcext:value-type="float">
            <text:p>-0.0145144913</text:p>
          </table:table-cell>
          <table:table-cell office:value-type="float" office:value="-0.010328275837799" calcext:value-type="float">
            <text:p>-0.0103282758</text:p>
          </table:table-cell>
          <table:table-cell office:value-type="float" office:value="-0.00612814545768513" calcext:value-type="float">
            <text:p>-0.0061281455</text:p>
          </table:table-cell>
          <table:table-cell office:value-type="float" office:value="-0.00185004455085103" calcext:value-type="float">
            <text:p>-0.0018500446</text:p>
          </table:table-cell>
        </table:table-row>
        <table:table-row table:style-name="ro1">
          <table:table-cell office:value-type="string" calcext:value-type="string">
            <text:p>Analytic(mm)</text:p>
          </table:table-cell>
          <table:table-cell office:value-type="string" calcext:value-type="string">
            <text:p>-Inf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.33333333333333" calcext:value-type="float">
            <text:p>-1.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0.666666666666667" calcext:value-type="float">
            <text:p>-0.6666666667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-0.5" calcext:value-type="float">
            <text:p>-0.5</text:p>
          </table:table-cell>
          <table:table-cell office:value-type="float" office:value="-0.444444444444444" calcext:value-type="float">
            <text:p>-0.4444444444</text:p>
          </table:table-cell>
          <table:table-cell office:value-type="float" office:value="-0.4" calcext:value-type="float">
            <text:p>-0.4</text:p>
          </table:table-cell>
          <table:table-cell office:value-type="float" office:value="-0.363636363636364" calcext:value-type="float">
            <text:p>-0.3636363636</text:p>
          </table:table-cell>
          <table:table-cell office:value-type="float" office:value="-0.333333333333333" calcext:value-type="float">
            <text:p>-0.3333333333</text:p>
          </table:table-cell>
          <table:table-cell office:value-type="float" office:value="-0.307692307692308" calcext:value-type="float">
            <text:p>-0.3076923077</text:p>
          </table:table-cell>
          <table:table-cell office:value-type="float" office:value="-0.285714285714286" calcext:value-type="float">
            <text:p>-0.2857142857</text:p>
          </table:table-cell>
          <table:table-cell office:value-type="float" office:value="-0.266666666666667" calcext:value-type="float">
            <text:p>-0.266666666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35294117647059" calcext:value-type="float">
            <text:p>-0.2352941176</text:p>
          </table:table-cell>
          <table:table-cell office:value-type="float" office:value="-0.222222222222222" calcext:value-type="float">
            <text:p>-0.2222222222</text:p>
          </table:table-cell>
          <table:table-cell office:value-type="float" office:value="-0.210526315789474" calcext:value-type="float">
            <text:p>-0.210526315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style-name="ce3" office:value-type="percentage" office:value="0.760240705084126" calcext:value-type="percentage">
            <text:p>76.02%</text:p>
          </table:table-cell>
          <table:table-cell table:style-name="ce3" office:value-type="percentage" office:value="0.508623310014942" calcext:value-type="percentage">
            <text:p>50.86%</text:p>
          </table:table-cell>
          <table:table-cell table:style-name="ce3" office:value-type="percentage" office:value="0.740095878353803" calcext:value-type="percentage">
            <text:p>74.01%</text:p>
          </table:table-cell>
          <table:table-cell table:style-name="ce3" office:value-type="percentage" office:value="0.721320046075875" calcext:value-type="percentage">
            <text:p>72.13%</text:p>
          </table:table-cell>
          <table:table-cell table:style-name="ce3" office:value-type="percentage" office:value="0.771050760219516" calcext:value-type="percentage">
            <text:p>77.11%</text:p>
          </table:table-cell>
          <table:table-cell table:style-name="ce3" office:value-type="percentage" office:value="0.782958263160043" calcext:value-type="percentage">
            <text:p>78.30%</text:p>
          </table:table-cell>
          <table:table-cell table:style-name="ce3" office:value-type="percentage" office:value="0.802981404526932" calcext:value-type="percentage">
            <text:p>80.30%</text:p>
          </table:table-cell>
          <table:table-cell table:style-name="ce3" office:value-type="percentage" office:value="0.817792674087198" calcext:value-type="percentage">
            <text:p>81.78%</text:p>
          </table:table-cell>
          <table:table-cell table:style-name="ce3" office:value-type="percentage" office:value="0.833128892465776" calcext:value-type="percentage">
            <text:p>83.31%</text:p>
          </table:table-cell>
          <table:table-cell table:style-name="ce3" office:value-type="percentage" office:value="0.847243493847228" calcext:value-type="percentage">
            <text:p>84.72%</text:p>
          </table:table-cell>
          <table:table-cell table:style-name="ce3" office:value-type="percentage" office:value="0.860936737118794" calcext:value-type="percentage">
            <text:p>86.09%</text:p>
          </table:table-cell>
          <table:table-cell table:style-name="ce3" office:value-type="percentage" office:value="0.874014016146009" calcext:value-type="percentage">
            <text:p>87.40%</text:p>
          </table:table-cell>
          <table:table-cell table:style-name="ce3" office:value-type="percentage" office:value="0.88671633209331" calcext:value-type="percentage">
            <text:p>88.67%</text:p>
          </table:table-cell>
          <table:table-cell table:style-name="ce3" office:value-type="percentage" office:value="0.899174584147927" calcext:value-type="percentage">
            <text:p>89.92%</text:p>
          </table:table-cell>
          <table:table-cell table:style-name="ce3" office:value-type="percentage" office:value="0.911674119466036" calcext:value-type="percentage">
            <text:p>91.17%</text:p>
          </table:table-cell>
          <table:table-cell table:style-name="ce3" office:value-type="percentage" office:value="0.924559031880792" calcext:value-type="percentage">
            <text:p>92.46%</text:p>
          </table:table-cell>
          <table:table-cell table:style-name="ce3" office:value-type="percentage" office:value="0.938313411815687" calcext:value-type="percentage">
            <text:p>93.83%</text:p>
          </table:table-cell>
          <table:table-cell table:style-name="ce3" office:value-type="percentage" office:value="0.953522758729904" calcext:value-type="percentage">
            <text:p>95.35%</text:p>
          </table:table-cell>
          <table:table-cell table:style-name="ce3" office:value-type="percentage" office:value="0.970891309075996" calcext:value-type="percentage">
            <text:p>97.09%</text:p>
          </table:table-cell>
          <table:table-cell table:style-name="ce3" office:value-type="percentage" office:value="0.990749777245745" calcext:value-type="percentage">
            <text:p>99.07%</text:p>
          </table:table-cell>
        </table:table-row>
        <table:table-row table:style-name="ro1" table:number-rows-repeated="8">
          <table:table-cell table:number-columns-repeated="22"/>
        </table:table-row>
        <table:table-row table:style-name="ro1">
          <table:table-cell office:value-type="string" calcext:value-type="string">
            <text:p>Tidy format: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1" office:value-type="float" office:value="-8.29221864088463" calcext:value-type="float">
            <text:p>-8.29</text:p>
          </table:table-cell>
          <table:table-cell table:style-name="ce1" office:value-type="float" office:value="-0.959037179663496" calcext:value-type="float">
            <text:p>-0.96</text:p>
          </table:table-cell>
          <table:table-cell table:style-name="ce1" office:value-type="float" office:value="-0.982753379970116" calcext:value-type="float">
            <text:p>-0.98</text:p>
          </table:table-cell>
          <table:table-cell table:style-name="ce1" office:value-type="float" office:value="-0.346538828861595" calcext:value-type="float">
            <text:p>-0.35</text:p>
          </table:table-cell>
          <table:table-cell table:style-name="ce1" office:value-type="float" office:value="-0.278679953924125" calcext:value-type="float">
            <text:p>-0.28</text:p>
          </table:table-cell>
          <table:table-cell table:style-name="ce1" office:value-type="float" office:value="-0.183159391824387" calcext:value-type="float">
            <text:p>-0.18</text:p>
          </table:table-cell>
          <table:table-cell table:style-name="ce1" office:value-type="float" office:value="-0.144694491226638" calcext:value-type="float">
            <text:p>-0.14</text:p>
          </table:table-cell>
          <table:table-cell table:style-name="ce1" office:value-type="float" office:value="-0.112582054556039" calcext:value-type="float">
            <text:p>-0.11</text:p>
          </table:table-cell>
          <table:table-cell table:style-name="ce1" office:value-type="float" office:value="-0.091103662956401" calcext:value-type="float">
            <text:p>-0.09</text:p>
          </table:table-cell>
          <table:table-cell table:style-name="ce1" office:value-type="float" office:value="-0.0741649366818774" calcext:value-type="float">
            <text:p>-0.07</text:p>
          </table:table-cell>
          <table:table-cell table:style-name="ce1" office:value-type="float" office:value="-0.0611026024611087" calcext:value-type="float">
            <text:p>-0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1" office:value-type="string" calcext:value-type="string">
            <text:p>-Inf</text:p>
          </table:table-cell>
          <table:table-cell table:style-name="ce1" office:value-type="float" office:value="-4" calcext:value-type="float">
            <text:p>-4.00</text:p>
          </table:table-cell>
          <table:table-cell table:style-name="ce1" office:value-type="float" office:value="-2" calcext:value-type="float">
            <text:p>-2.00</text:p>
          </table:table-cell>
          <table:table-cell table:style-name="ce1" office:value-type="float" office:value="-1.33333333333333" calcext:value-type="float">
            <text:p>-1.33</text:p>
          </table:table-cell>
          <table:table-cell table:style-name="ce1" office:value-type="float" office:value="-1" calcext:value-type="float">
            <text:p>-1.00</text:p>
          </table:table-cell>
          <table:table-cell table:style-name="ce1" office:value-type="float" office:value="-0.8" calcext:value-type="float">
            <text:p>-0.80</text:p>
          </table:table-cell>
          <table:table-cell table:style-name="ce1" office:value-type="float" office:value="-0.666666666666667" calcext:value-type="float">
            <text:p>-0.67</text:p>
          </table:table-cell>
          <table:table-cell table:style-name="ce1" office:value-type="float" office:value="-0.571428571428571" calcext:value-type="float">
            <text:p>-0.57</text:p>
          </table:table-cell>
          <table:table-cell table:style-name="ce1" office:value-type="float" office:value="-0.5" calcext:value-type="float">
            <text:p>-0.50</text:p>
          </table:table-cell>
          <table:table-cell table:style-name="ce1" office:value-type="float" office:value="-0.444444444444444" calcext:value-type="float">
            <text:p>-0.44</text:p>
          </table:table-cell>
          <table:table-cell table:style-name="ce1" office:value-type="float" office:value="-0.4" calcext:value-type="float">
            <text:p>-0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ror</text:p>
          </table:table-cell>
          <table:table-cell table:style-name="ce1"/>
          <table:table-cell table:style-name="ce2" office:value-type="percentage" office:value="0.760240705084126" calcext:value-type="percentage">
            <text:p>76%</text:p>
          </table:table-cell>
          <table:table-cell table:style-name="ce2" office:value-type="percentage" office:value="0.508623310014942" calcext:value-type="percentage">
            <text:p>51%</text:p>
          </table:table-cell>
          <table:table-cell table:style-name="ce2" office:value-type="percentage" office:value="0.740095878353803" calcext:value-type="percentage">
            <text:p>74%</text:p>
          </table:table-cell>
          <table:table-cell table:style-name="ce2" office:value-type="percentage" office:value="0.721320046075875" calcext:value-type="percentage">
            <text:p>72%</text:p>
          </table:table-cell>
          <table:table-cell table:style-name="ce2" office:value-type="percentage" office:value="0.771050760219516" calcext:value-type="percentage">
            <text:p>77%</text:p>
          </table:table-cell>
          <table:table-cell table:style-name="ce2" office:value-type="percentage" office:value="0.782958263160043" calcext:value-type="percentage">
            <text:p>78%</text:p>
          </table:table-cell>
          <table:table-cell table:style-name="ce2" office:value-type="percentage" office:value="0.802981404526932" calcext:value-type="percentage">
            <text:p>80%</text:p>
          </table:table-cell>
          <table:table-cell table:style-name="ce2" office:value-type="percentage" office:value="0.817792674087198" calcext:value-type="percentage">
            <text:p>82%</text:p>
          </table:table-cell>
          <table:table-cell table:style-name="ce2" office:value-type="percentage" office:value="0.833128892465776" calcext:value-type="percentage">
            <text:p>83%</text:p>
          </table:table-cell>
          <table:table-cell table:style-name="ce2" office:value-type="percentage" office:value="0.847243493847228" calcext:value-type="percentage">
            <text:p>85%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Distance to loading point(m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al ESSI(mm) <text:s text:c="2"/></text:p>
          </table:table-cell>
          <table:table-cell table:style-name="ce1" office:value-type="float" office:value="-0.0505684592295295" calcext:value-type="float">
            <text:p>-0.05</text:p>
          </table:table-cell>
          <table:table-cell table:style-name="ce1" office:value-type="float" office:value="-0.0419953279513302" calcext:value-type="float">
            <text:p>-0.04</text:p>
          </table:table-cell>
          <table:table-cell table:style-name="ce1" office:value-type="float" office:value="-0.0348565132020586" calcext:value-type="float">
            <text:p>-0.03</text:p>
          </table:table-cell>
          <table:table-cell table:style-name="ce1" office:value-type="float" office:value="-0.028807261672021" calcext:value-type="float">
            <text:p>-0.03</text:p>
          </table:table-cell>
          <table:table-cell table:style-name="ce1" office:value-type="float" office:value="-0.0235535681423903" calcext:value-type="float">
            <text:p>-0.02</text:p>
          </table:table-cell>
          <table:table-cell table:style-name="ce1" office:value-type="float" office:value="-0.0188602420298019" calcext:value-type="float">
            <text:p>-0.02</text:p>
          </table:table-cell>
          <table:table-cell table:style-name="ce1" office:value-type="float" office:value="-0.0145144913374855" calcext:value-type="float">
            <text:p>-0.01</text:p>
          </table:table-cell>
          <table:table-cell table:style-name="ce1" office:value-type="float" office:value="-0.010328275837799" calcext:value-type="float">
            <text:p>-0.01</text:p>
          </table:table-cell>
          <table:table-cell table:style-name="ce1" office:value-type="float" office:value="-0.00612814545768513" calcext:value-type="float">
            <text:p>-0.01</text:p>
          </table:table-cell>
          <table:table-cell table:style-name="ce1" office:value-type="float" office:value="-0.00185004455085103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alytic(mm)</text:p>
          </table:table-cell>
          <table:table-cell table:style-name="ce1" office:value-type="float" office:value="-0.363636363636364" calcext:value-type="float">
            <text:p>-0.36</text:p>
          </table:table-cell>
          <table:table-cell table:style-name="ce1" office:value-type="float" office:value="-0.333333333333333" calcext:value-type="float">
            <text:p>-0.33</text:p>
          </table:table-cell>
          <table:table-cell table:style-name="ce1" office:value-type="float" office:value="-0.307692307692308" calcext:value-type="float">
            <text:p>-0.31</text:p>
          </table:table-cell>
          <table:table-cell table:style-name="ce1" office:value-type="float" office:value="-0.285714285714286" calcext:value-type="float">
            <text:p>-0.29</text:p>
          </table:table-cell>
          <table:table-cell table:style-name="ce1" office:value-type="float" office:value="-0.266666666666667" calcext:value-type="float">
            <text:p>-0.27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-0.235294117647059" calcext:value-type="float">
            <text:p>-0.24</text:p>
          </table:table-cell>
          <table:table-cell table:style-name="ce1" office:value-type="float" office:value="-0.222222222222222" calcext:value-type="float">
            <text:p>-0.22</text:p>
          </table:table-cell>
          <table:table-cell table:style-name="ce1" office:value-type="float" office:value="-0.210526315789474" calcext:value-type="float">
            <text:p>-0.21</text:p>
          </table:table-cell>
          <table:table-cell table:style-name="ce1" office:value-type="float" office:value="-0.2" calcext:value-type="float">
            <text:p>-0.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ror</text:p>
          </table:table-cell>
          <table:table-cell table:style-name="ce2" office:value-type="percentage" office:value="0.860936737118794" calcext:value-type="percentage">
            <text:p>86%</text:p>
          </table:table-cell>
          <table:table-cell table:style-name="ce2" office:value-type="percentage" office:value="0.874014016146009" calcext:value-type="percentage">
            <text:p>87%</text:p>
          </table:table-cell>
          <table:table-cell table:style-name="ce2" office:value-type="percentage" office:value="0.88671633209331" calcext:value-type="percentage">
            <text:p>89%</text:p>
          </table:table-cell>
          <table:table-cell table:style-name="ce2" office:value-type="percentage" office:value="0.899174584147927" calcext:value-type="percentage">
            <text:p>90%</text:p>
          </table:table-cell>
          <table:table-cell table:style-name="ce2" office:value-type="percentage" office:value="0.911674119466036" calcext:value-type="percentage">
            <text:p>91%</text:p>
          </table:table-cell>
          <table:table-cell table:style-name="ce2" office:value-type="percentage" office:value="0.924559031880792" calcext:value-type="percentage">
            <text:p>92%</text:p>
          </table:table-cell>
          <table:table-cell table:style-name="ce2" office:value-type="percentage" office:value="0.938313411815687" calcext:value-type="percentage">
            <text:p>94%</text:p>
          </table:table-cell>
          <table:table-cell table:style-name="ce2" office:value-type="percentage" office:value="0.953522758729904" calcext:value-type="percentage">
            <text:p>95%</text:p>
          </table:table-cell>
          <table:table-cell table:style-name="ce2" office:value-type="percentage" office:value="0.970891309075996" calcext:value-type="percentage">
            <text:p>97%</text:p>
          </table:table-cell>
          <table:table-cell table:style-name="ce2" office:value-type="percentage" office:value="0.990749777245745" calcext:value-type="percentage">
            <text:p>99%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5"/>
          <table:table-cell table:number-columns-repeated="16"/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4" table:number-columns-repeated="11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 table:number-rows-repeated="6">
          <table:table-cell table:number-columns-repeated="2"/>
          <table:table-cell table:style-name="ce3" table:number-columns-repeated="10"/>
          <table:table-cell table:number-columns-repeated="1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table:style-name="ce3" table:number-columns-repeated="2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9"/>
          <table:table-cell table:style-name="ce4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16:19:42.208225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2:58:21.025989984</meta:creation-date>
    <dc:date>2015-12-23T16:45:02.992751956</dc:date>
    <meta:editing-duration>PT1H11M42S</meta:editing-duration>
    <meta:editing-cycles>14</meta:editing-cycles>
    <meta:generator>LibreOffice/4.2.8.2$Linux_X86_64 LibreOffice_project/420m0$Build-2</meta:generator>
    <meta:document-statistic meta:table-count="1" meta:cell-count="181" meta:object-count="0"/>
  </office:meta>
</office:document-meta>
</file>